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MT" svg:font-family="Arial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MT" fo:font-weight="bold" style:font-weight-asian="bold" fo:color="#000000" fo:font-size="18pt" style:font-size-asian="18pt"/>
    </style:style>
    <style:style style:name="P2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P3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P4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P5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P6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P7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P8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P9" style:parent-style-name="Standard" style:family="paragraph">
      <style:text-properties style:font-name="ArialMT" fo:font-weight="bold" style:font-weight-asian="bold" fo:color="#000000" fo:font-size="18pt" style:font-size-asian="18pt"/>
    </style:style>
    <style:style style:name="P10" style:parent-style-name="Standard" style:family="paragraph">
      <style:text-properties style:font-name="ArialMT" fo:font-weight="bold" style:font-weight-asian="bold" fo:color="#000000" fo:font-size="18pt" style:font-size-asian="18pt"/>
    </style:style>
    <style:style style:name="P11" style:parent-style-name="Standard" style:family="paragraph">
      <style:text-properties style:font-name="ArialMT" fo:font-weight="bold" style:font-weight-asian="bold" fo:color="#000000" fo:font-size="18pt" style:font-size-asian="18pt"/>
    </style:style>
    <style:style style:name="P12" style:parent-style-name="Standard" style:family="paragraph">
      <style:text-properties style:font-name="ArialMT" fo:font-weight="bold" style:font-weight-asian="bold" fo:color="#000000" fo:font-size="18pt" style:font-size-asian="18pt"/>
    </style:style>
    <style:style style:name="P13" style:parent-style-name="Standard" style:family="paragraph">
      <style:text-properties style:font-name="ArialMT" fo:font-weight="bold" style:font-weight-asian="bold" fo:color="#000000" fo:font-size="14pt" style:font-size-asian="14pt"/>
    </style:style>
    <style:style style:name="P14" style:parent-style-name="Standard" style:family="paragraph">
      <style:text-properties style:font-name="ArialMT" fo:font-weight="bold" style:font-weight-asian="bold" fo:color="#000000" fo:font-size="14pt" style:font-size-asian="14pt"/>
    </style:style>
    <style:style style:name="P1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7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9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1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9" style:parent-style-name="Standard" style:family="paragraph">
      <style:text-properties style:font-name="ArialMT" fo:font-weight="bold" style:font-weight-asian="bold" fo:color="#000000" fo:font-size="14pt" style:font-size-asian="14pt"/>
    </style:style>
    <style:style style:name="P130" style:parent-style-name="Standard" style:family="paragraph">
      <style:text-properties style:font-name="ArialMT" fo:font-weight="bold" style:font-weight-asian="bold" fo:color="#000000" fo:font-size="14pt" style:font-size-asian="14pt"/>
    </style:style>
    <style:style style:name="P13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3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3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3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3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3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3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3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3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4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41" style:parent-style-name="Standard" style:family="paragraph">
      <style:text-properties style:font-name="ArialMT" fo:font-weight="bold" style:font-weight-asian="bold" fo:color="#000000" fo:font-size="14pt" style:font-size-asian="14pt"/>
    </style:style>
    <style:style style:name="P142" style:parent-style-name="Standard" style:family="paragraph">
      <style:text-properties style:font-name="ArialMT" fo:font-weight="bold" style:font-weight-asian="bold" fo:color="#000000" fo:font-size="14pt" style:font-size-asian="14pt"/>
    </style:style>
    <style:style style:name="P14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4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4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4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4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4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4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6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7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8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9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0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1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2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3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4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5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6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7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9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0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1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2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3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5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8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6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7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71" style:parent-style-name="DefaultParagraphFont" style:family="text">
      <style:text-properties style:font-name="ArialMT" fo:font-weight="bold" style:font-weight-asian="bold" fo:color="#000000" fo:font-size="14pt" style:font-size-asian="14pt"/>
    </style:style>
  </office:automatic-styles>
  <office:body>
    <office:text text:use-soft-page-breaks="true">
      <text:p text:style-name="P1">SSN COLLEGE OF ENGINEERING (Autonomous)</text:p>
      <text:p text:style-name="P2">Affiliated to Anna University</text:p>
      <text:p text:style-name="P3">DEPARTMENT OF CSE</text:p>
      <text:p text:style-name="P4"/>
      <text:p text:style-name="P5">UCS1312 DATA STRUCTURES LAB</text:p>
      <text:p text:style-name="P6">Exercise 10: Priority Queue<text:s/>using Binary Heap</text:p>
      <text:p text:style-name="P7"/>
      <text:p text:style-name="P8"/>
      <text:p text:style-name="P9">REG NO. : 185001083</text:p>
      <text:p text:style-name="P10">NAME : B. LAKSHMI PRIYA</text:p>
      <text:p text:style-name="P11">CLASS : CSE B (SEMESTER 3)</text:p>
      <text:p text:style-name="P12"/>
      <text:p text:style-name="P13">1. FILE NAME: func.h</text:p>
      <text:p text:style-name="P14">PROGRAM:</text:p>
      <text:p text:style-name="P15">#include &lt;stdio.h&gt;</text:p>
      <text:p text:style-name="P16">#include &lt;stdlib.h&gt;</text:p>
      <text:p text:style-name="P17">#include &lt;string.h&gt;</text:p>
      <text:p text:style-name="P18"/>
      <text:p text:style-name="P19">#define maxdata 10000000</text:p>
      <text:p text:style-name="P20"/>
      <text:p text:style-name="P21">typedef struct</text:p>
      <text:p text:style-name="P22">{</text:p>
      <text:p text:style-name="P23"><text:tab/>char name[30];</text:p>
      <text:p text:style-name="P24"><text:tab/>char<text:s/>id[5];</text:p>
      <text:p text:style-name="P25"><text:tab/>double salary;<text:tab/></text:p>
      <text:p text:style-name="P26">}node;</text:p>
      <text:p text:style-name="P27"><text:tab/></text:p>
      <text:p text:style-name="P28"/>
      <text:p text:style-name="P29">typedef struct heapstruct</text:p>
      <text:p text:style-name="P30">{</text:p>
      <text:p text:style-name="P31"><text:tab/>node *elements;</text:p>
      <text:p text:style-name="P32"><text:tab/>int capacity;</text:p>
      <text:p text:style-name="P33"><text:tab/>int size;</text:p>
      <text:p text:style-name="P34">}priorityqueue;</text:p>
      <text:p text:style-name="P35"/>
      <text:p text:style-name="P36"/>
      <text:p text:style-name="P37">priorityqueue *init(int maxelements)</text:p>
      <text:p text:style-name="P38">{</text:p>
      <text:p text:style-name="P39"><text:tab/>priorityqueue *h=NULL;</text:p>
      <text:p text:style-name="P40"><text:tab/>if(maxelements&lt;0)</text:p>
      <text:p text:style-name="P41"><text:tab/>{</text:p>
      <text:p text:style-name="P42"><text:tab/><text:s/><text:tab/><text:tab/>printf("Priority Queue is too small");</text:p>
      <text:p text:style-name="P43"><text:tab/><text:tab/><text:tab/>return NULL;</text:p>
      <text:p text:style-name="P44"><text:tab/>}</text:p>
      <text:p text:style-name="P45"><text:tab/>h=(priorityqueue *)malloc(sizeof(priorityqueue));</text:p>
      <text:p text:style-name="P46"><text:tab/>if(h==NULL)</text:p>
      <text:p text:style-name="P47"><text:tab/>{</text:p>
      <text:p text:style-name="P48"><text:tab/><text:tab/><text:tab/>printf("FatalError(“Out of space”)");</text:p>
      <text:p text:style-name="P49"><text:tab/><text:tab/><text:tab/>return NULL;</text:p>
      <text:p text:style-name="P50"><text:tab/>}</text:p>
      <text:p text:style-name="P51"><text:tab/>h-&gt;elements=(node *) malloc ((maxelements+1) *<text:s/>sizeof(node));</text:p>
      <text:p text:style-name="P52"><text:tab/>if(h-&gt;elements==NULL)</text:p>
      <text:p text:style-name="P53"><text:tab/>{</text:p>
      <text:p text:style-name="P54"><text:tab/><text:tab/><text:tab/>printf("FatalError(“Out of space”)");</text:p>
      <text:p text:style-name="P55"><text:tab/><text:tab/><text:tab/>return NULL;</text:p>
      <text:p text:style-name="P56"><text:tab/>}</text:p>
      <text:p text:style-name="P57"><text:tab/>h-&gt;capacity=maxelements;</text:p>
      <text:p text:style-name="P58"><text:tab/>h-&gt;size=0;</text:p>
      <text:p text:style-name="P59"><text:tab/>h-&gt;elements[0].salary=maxdata;</text:p>
      <text:p text:style-name="P60"><text:tab/>return h;</text:p>
      <text:p text:style-name="P61">}</text:p>
      <text:p text:style-name="P62"/>
      <text:p text:style-name="P63">void displayQueue(priorityqueue *h)</text:p>
      <text:p text:style-name="P64">{</text:p>
      <text:p text:style-name="P65"><text:tab/>for (int i=1; i&lt;=h-&gt;size; i++)</text:p>
      <text:p text:style-name="P66"><text:tab/><text:tab/><text:tab/>printf("\n%s\t%s\t%lf", h-&gt;elements[i].name, h-&gt;elements[i].id, h-&gt;elements[i].salary);</text:p>
      <text:p text:style-name="P67"><text:tab/>printf("\n");</text:p>
      <text:p text:style-name="P68">}</text:p>
      <text:p text:style-name="P69"/>
      <text:p text:style-name="P70">void displayNode(node x)</text:p>
      <text:p text:style-name="P71">{</text:p>
      <text:p text:style-name="P72"><text:tab/>printf("\nName <text:s text:c="2"/>: %s", x.name);</text:p>
      <text:p text:style-name="P73"><text:tab/>printf("\nID <text:s text:c="4"/>: %s", x.id);</text:p>
      <text:p text:style-name="P74"><text:tab/>printf("\nSalary : %lf\n", x.salary);</text:p>
      <text:p text:style-name="P75">}</text:p>
      <text:p text:style-name="P76"/>
      <text:p text:style-name="P77">node<text:s/>createNode(char name[], char id[], double salary)</text:p>
      <text:p text:style-name="P78">{</text:p>
      <text:p text:style-name="P79"><text:tab/>node x;</text:p>
      <text:p text:style-name="P80"><text:tab/>strcpy(x.name, name);</text:p>
      <text:p text:style-name="P81"><text:tab/>strcpy(x.id, id);</text:p>
      <text:p text:style-name="P82"><text:tab/>x.salary=salary;</text:p>
      <text:p text:style-name="P83"><text:tab/>return x;</text:p>
      <text:p text:style-name="P84">}</text:p>
      <text:p text:style-name="P85"/>
      <text:p text:style-name="P86">void insert(node x, priorityqueue *h)</text:p>
      <text:p text:style-name="P87">{</text:p>
      <text:p text:style-name="P88"><text:tab/>int i;</text:p>
      <text:p text:style-name="P89"><text:tab/>if(h-&gt;size==h-&gt;capacity)</text:p>
      <text:p text:style-name="P90"><text:tab/>{</text:p>
      <text:p text:style-name="P91"><text:tab/><text:tab/><text:tab/>printf("Error(“PQueue is full”)");</text:p>
      <text:p text:style-name="P92"><text:tab/><text:tab/><text:tab/>return;</text:p>
      <text:p text:style-name="P93"><text:tab/>}</text:p>
      <text:p text:style-name="P94"><text:tab/>for(i=++h-&gt;size;h-&gt;elements[i/2].salary &lt; x.salary; i/=2)</text:p>
      <text:p text:style-name="P95"><text:tab/><text:tab/><text:tab/>h-&gt;elements[i] = h-&gt;elements[i/2];</text:p>
      <text:p text:style-name="P96"><text:tab/>h-&gt;elements[i]=x;</text:p>
      <text:p text:style-name="P97"><text:tab/>printf("\nElements in priorityqueue: ");</text:p>
      <text:p text:style-name="P98"><text:tab/>displayQueue(h);</text:p>
      <text:p text:style-name="P99">}</text:p>
      <text:p text:style-name="P100"/>
      <text:p text:style-name="P101"/>
      <text:p text:style-name="P102">node deleteMax(priorityqueue *h)</text:p>
      <text:p text:style-name="P103">{</text:p>
      <text:p text:style-name="P104"><text:tab/>int i, child;</text:p>
      <text:p text:style-name="P105"><text:tab/>node maxelement, lastelement;</text:p>
      <text:p text:style-name="P106"><text:tab/>if(h-&gt;size==0)</text:p>
      <text:p text:style-name="P107"><text:tab/>{</text:p>
      <text:p text:style-name="P108"><text:tab/><text:tab/><text:tab/>printf("Error(“PQueue is empty”)");</text:p>
      <text:p text:style-name="P109"><text:tab/><text:tab/><text:tab/>return maxelement;</text:p>
      <text:p text:style-name="P110"><text:tab/>}</text:p>
      <text:p text:style-name="P111"><text:tab/>maxelement=h-&gt;elements[1];</text:p>
      <text:p text:style-name="P112"><text:tab/>lastelement=h-&gt;elements[h-&gt;size--];</text:p>
      <text:p text:style-name="P113"><text:tab/>for(i=1;<text:s/>(i*2)&lt;=h-&gt;size;i=child)</text:p>
      <text:p text:style-name="P114"><text:tab/>{</text:p>
      <text:p text:style-name="P115"><text:tab/><text:tab/><text:tab/>child=i*2;</text:p>
      <text:p text:style-name="P116"><text:tab/><text:tab/><text:tab/>if(child!=h-&gt;size &amp;&amp; (h-&gt;elements[child+1].salary &gt; h-&gt;elements[child].salary))</text:p>
      <text:p text:style-name="P117"><text:tab/><text:tab/><text:tab/><text:tab/>child++;</text:p>
      <text:p text:style-name="P118"><text:tab/><text:tab/><text:tab/>if(lastelement.salary &lt; h-&gt;elements[child].salary)</text:p>
      <text:p text:style-name="P119"><text:tab/><text:tab/><text:tab/><text:tab/>h-&gt;elements[i]=h-&gt;elements[child];</text:p>
      <text:p text:style-name="P120"><text:tab/><text:tab/><text:tab/>else</text:p>
      <text:p text:style-name="P121"><text:tab/><text:tab/><text:tab/><text:tab/>break;</text:p>
      <text:p text:style-name="P122"><text:tab/>}</text:p>
      <text:p text:style-name="P123"><text:tab/>h-&gt;elements[i]=lastelement;</text:p>
      <text:p text:style-name="P124"><text:tab/>printf("\nElements in priorityqueue: ");</text:p>
      <text:p text:style-name="P125"><text:tab/>displayQueue(h);</text:p>
      <text:p text:style-name="P126"><text:tab/>return maxelement;</text:p>
      <text:p text:style-name="P127">}</text:p>
      <text:p text:style-name="P128"/>
      <text:p text:style-name="P129">2. FILE NAME: prototypes.h</text:p>
      <text:p text:style-name="P130">PROGRAM:</text:p>
      <text:p text:style-name="P131">#include "func.h"</text:p>
      <text:p text:style-name="P132"/>
      <text:p text:style-name="P133">priorityqueue *init(int maxelements);</text:p>
      <text:p text:style-name="P134">void<text:s/>displayQueue(priorityqueue *h);</text:p>
      <text:p text:style-name="P135">void displayNode(node x);</text:p>
      <text:p text:style-name="P136">node createNode(char name[], char id[], double salary);</text:p>
      <text:p text:style-name="P137">void insert(node x, priorityqueue *h);</text:p>
      <text:p text:style-name="P138">node deleteMax(priorityqueue *h);</text:p>
      <text:p text:style-name="P139"/>
      <text:p text:style-name="P140"/>
      <text:p text:style-name="P141">3. FILE NAME: maxheap.c</text:p>
      <text:p text:style-name="P142">PROGRAM:</text:p>
      <text:p text:style-name="P143">#include "prototypes.h"</text:p>
      <text:p text:style-name="P144"/>
      <text:p text:style-name="P145">int main()</text:p>
      <text:p text:style-name="P146">{</text:p>
      <text:p text:style-name="P147"><text:tab/>int maxelements, choice=0;</text:p>
      <text:p text:style-name="P148"><text:tab/>char name[30], id[5];</text:p>
      <text:p text:style-name="P149"><text:tab/>double salary;</text:p>
      <text:p text:style-name="P150"><text:tab/>node n;</text:p>
      <text:p text:style-name="P151"><text:tab/>printf("Enter maximum number of elements in queue: ");</text:p>
      <text:p text:style-name="P152"><text:tab/>scanf("%d",&amp;maxelements);</text:p>
      <text:p text:style-name="P153"><text:tab/>priorityqueue *h=init(maxelements);</text:p>
      <text:p text:style-name="P154"><text:tab/>if (h==NULL)</text:p>
      <text:p text:style-name="P155"><text:tab/>{</text:p>
      <text:p text:style-name="P156"><text:tab/><text:tab/><text:tab/>printf("\nFailed to initialize priority queue!\n");</text:p>
      <text:p text:style-name="P157"><text:tab/><text:tab/><text:tab/>return 1;</text:p>
      <text:p text:style-name="P158"><text:tab/>}</text:p>
      <text:p text:style-name="P159"><text:tab/>printf("\nChoice:\n\t1. Insert node\n\t2. Delete node\n\t3. Display priority queue\n\t0. Exit\nEnter choice: ");</text:p>
      <text:p text:style-name="P160"><text:tab/>scanf("%d",&amp;choice);</text:p>
      <text:p text:style-name="P161"><text:tab/>while(choice!=0)</text:p>
      <text:p text:style-name="P162"><text:tab/>{</text:p>
      <text:p text:style-name="P163"><text:tab/><text:tab/>switch(choice)</text:p>
      <text:p text:style-name="P164"><text:tab/><text:tab/>{</text:p>
      <text:p text:style-name="P165"><text:tab/><text:tab/><text:tab/>case 1: <text:s text:c="2"/>printf("\nEnter Name <text:s text:c="2"/>: ");</text:p>
      <text:p text:style-name="P166"><text:tab/><text:tab/><text:tab/><text:tab/><text:tab/>scanf(" %[^\n]", name);</text:p>
      <text:p text:style-name="P167"><text:tab/><text:tab/><text:tab/><text:tab/><text:tab/>printf("Enter ID <text:s text:c="4"/>: ");</text:p>
      <text:p text:style-name="P168"><text:tab/><text:tab/><text:tab/><text:tab/><text:tab/>scanf(" %[^\n]", id);</text:p>
      <text:p text:style-name="P169"><text:tab/><text:tab/><text:tab/><text:tab/><text:tab/>printf("Enter Salary : ");</text:p>
      <text:p text:style-name="P170"><text:tab/><text:tab/><text:tab/><text:tab/><text:tab/>scanf("%lf", &amp;salary);</text:p>
      <text:p text:style-name="P171"><text:tab/><text:tab/><text:tab/><text:tab/><text:tab/>insert(createNode(name,id,salary),h);</text:p>
      <text:p text:style-name="P172"><text:tab/><text:tab/><text:tab/><text:tab/><text:tab/>break;</text:p>
      <text:p text:style-name="P173"/>
      <text:p text:style-name="P174"><text:tab/><text:tab/><text:tab/>case 2: <text:s text:c="2"/>n=deleteMax(h);</text:p>
      <text:p text:style-name="P175"><text:tab/><text:tab/><text:tab/><text:tab/><text:tab/>if(sizeof(n.name)==0)</text:p>
      <text:p text:style-name="P176"><text:tab/><text:tab/><text:tab/><text:tab/><text:tab/>{</text:p>
      <text:p text:style-name="P177"><text:tab/><text:tab/><text:tab/><text:tab/><text:tab/><text:tab/>printf("\nDeleted node:\n");</text:p>
      <text:p text:style-name="P178"><text:tab/><text:tab/><text:tab/><text:tab/><text:tab/><text:tab/>displayNode(n);</text:p>
      <text:p text:style-name="P179"><text:tab/><text:tab/><text:tab/><text:tab/><text:tab/>}</text:p>
      <text:p text:style-name="P180"><text:tab/><text:tab/><text:tab/><text:tab/><text:tab/>break;</text:p>
      <text:p text:style-name="P181"/>
      <text:p text:style-name="P182"><text:tab/><text:tab/><text:tab/>case 3: printf("\nElements in priorityqueue: ");</text:p>
      <text:p text:style-name="P183"><text:tab/><text:tab/><text:tab/><text:tab/><text:tab/>displayQueue(h);</text:p>
      <text:p text:style-name="P184"><text:tab/><text:tab/><text:tab/><text:tab/><text:tab/>break;</text:p>
      <text:p text:style-name="P185"/>
      <text:p text:style-name="P186"><text:tab/><text:tab/><text:tab/>default: printf("\nEnter valid choice!\n");</text:p>
      <text:p text:style-name="P187"><text:tab/><text:tab/>}</text:p>
      <text:p text:style-name="P188"><text:tab/><text:tab/>printf("\nChoice:\n\t1. Insert node\n\t2. Delete node\n\t3. Display priority queue\n\t0. Exit\nEnter choice: ");</text:p>
      <text:p text:style-name="P189"><text:tab/><text:tab/>scanf("%d",&amp;choice);</text:p>
      <text:p text:style-name="P190"><text:tab/>}</text:p>
      <text:p text:style-name="P191"/>
      <text:p text:style-name="P192"><text:tab/>printf("\n");</text:p>
      <text:p text:style-name="P193"><text:tab/>return 0;</text:p>
      <text:p text:style-name="P194">}</text:p>
      <text:p text:style-name="P195"/>
      <text:p text:style-name="P196"/>
      <text:p text:style-name="P197"/>
      <text:p text:style-name="P198">OUTPUT:</text:p>
      <text:p text:style-name="P199">(base) lakshmi@LakshmiPriya:~/heap$ gcc maxheap.c -o maxheap</text:p>
      <text:p text:style-name="P200">(base) lakshmi@LakshmiPriya:~/heap$ ./maxheap</text:p>
      <text:p text:style-name="P201">Enter maximum number of elements in queue: 5</text:p>
      <text:p text:style-name="P202"/>
      <text:p text:style-name="P203">Choice:</text:p>
      <text:p text:style-name="P204"><text:tab/>1. Insert node</text:p>
      <text:p text:style-name="P205"><text:tab/>2. Delete node</text:p>
      <text:p text:style-name="P206"><text:tab/>3. Display priority queue</text:p>
      <text:p text:style-name="P207"><text:tab/>0. Exit</text:p>
      <text:p text:style-name="P208">Enter choice: 1</text:p>
      <text:p text:style-name="P209"/>
      <text:p text:style-name="P210">Enter Name <text:s text:c="2"/>: Anna</text:p>
      <text:p text:style-name="P211">Enter ID <text:s text:c="4"/>: A1</text:p>
      <text:p text:style-name="P212">Enter Salary : 30000</text:p>
      <text:p text:style-name="P213"/>
      <text:p text:style-name="P214">Elements in priorityqueue:</text:p>
      <text:p text:style-name="P215">Anna<text:tab/>A1<text:tab/>30000.000000</text:p>
      <text:p text:style-name="P216"/>
      <text:p text:style-name="P217">Choice:</text:p>
      <text:p text:style-name="P218"><text:tab/>1. Insert node</text:p>
      <text:p text:style-name="P219"><text:tab/>2. Delete node</text:p>
      <text:p text:style-name="P220"><text:tab/>3. Display priority queue</text:p>
      <text:p text:style-name="P221"><text:tab/>0. Exit</text:p>
      <text:p text:style-name="P222">Enter choice: 1</text:p>
      <text:p text:style-name="P223"/>
      <text:p text:style-name="P224">Enter Name <text:s text:c="2"/>: Bora</text:p>
      <text:p text:style-name="P225">Enter ID <text:s text:c="4"/>: A2</text:p>
      <text:p text:style-name="P226">Enter Salary : 20000</text:p>
      <text:p text:style-name="P227"/>
      <text:p text:style-name="P228">Elements in priorityqueue:</text:p>
      <text:p text:style-name="P229">Anna<text:tab/>A1<text:tab/>30000.000000</text:p>
      <text:p text:style-name="P230">Bora<text:tab/>A2<text:tab/>20000.000000</text:p>
      <text:p text:style-name="P231"/>
      <text:p text:style-name="P232">Choice:</text:p>
      <text:p text:style-name="P233"><text:tab/>1. Insert node</text:p>
      <text:p text:style-name="P234"><text:tab/>2. Delete node</text:p>
      <text:p text:style-name="P235"><text:tab/>3. Display priority queue</text:p>
      <text:p text:style-name="P236"><text:tab/>0. Exit</text:p>
      <text:p text:style-name="P237">Enter choice: 1</text:p>
      <text:p text:style-name="P238"/>
      <text:p text:style-name="P239">Enter Name <text:s text:c="2"/>: Cathy</text:p>
      <text:p text:style-name="P240">Enter ID <text:s text:c="4"/>: A3 <text:s text:c="2"/></text:p>
      <text:p text:style-name="P241">Enter Salary : 40000</text:p>
      <text:p text:style-name="P242"/>
      <text:p text:style-name="P243">Elements in priorityqueue:</text:p>
      <text:p text:style-name="P244">Cathy<text:tab/>A3<text:tab/>40000.000000</text:p>
      <text:p text:style-name="P245">Bora<text:tab/>A2<text:tab/>20000.000000</text:p>
      <text:p text:style-name="P246">Anna<text:tab/>A1<text:tab/>30000.000000</text:p>
      <text:p text:style-name="P247"/>
      <text:p text:style-name="P248">Choice:</text:p>
      <text:p text:style-name="P249"><text:tab/>1. Insert node</text:p>
      <text:p text:style-name="P250"><text:tab/>2. Delete node</text:p>
      <text:p text:style-name="P251"><text:tab/>3. Display priority queue</text:p>
      <text:p text:style-name="P252"><text:tab/>0. Exit</text:p>
      <text:p text:style-name="P253">Enter choice: 1</text:p>
      <text:p text:style-name="P254"/>
      <text:p text:style-name="P255">Enter Name <text:s text:c="2"/>: Dora</text:p>
      <text:p text:style-name="P256">Enter ID <text:s text:c="4"/>: A4</text:p>
      <text:p text:style-name="P257">Enter Salary : 10000</text:p>
      <text:p text:style-name="P258"/>
      <text:p text:style-name="P259">Elements in priorityqueue:</text:p>
      <text:p text:style-name="P260">Cathy<text:tab/>A3<text:tab/>40000.000000</text:p>
      <text:p text:style-name="P261">Bora<text:tab/>A2<text:tab/>20000.000000</text:p>
      <text:p text:style-name="P262">Anna<text:tab/>A1<text:tab/>30000.000000</text:p>
      <text:p text:style-name="P263">Dora<text:tab/>A4<text:tab/>10000.000000</text:p>
      <text:p text:style-name="P264"/>
      <text:p text:style-name="P265">Choice:</text:p>
      <text:p text:style-name="P266"><text:tab/>1. Insert node</text:p>
      <text:p text:style-name="P267"><text:tab/>2. Delete node</text:p>
      <text:p text:style-name="P268"><text:tab/>3. Display priority queue</text:p>
      <text:p text:style-name="P269"><text:tab/>0. Exit</text:p>
      <text:p text:style-name="P270">Enter choice: 1</text:p>
      <text:p text:style-name="P271"/>
      <text:p text:style-name="P272">Enter Name <text:s text:c="2"/>: Emily</text:p>
      <text:p text:style-name="P273">Enter ID <text:s text:c="4"/>: A5</text:p>
      <text:p text:style-name="P274">Enter Salary : 50000</text:p>
      <text:p text:style-name="P275"/>
      <text:p text:style-name="P276">Elements in priorityqueue:</text:p>
      <text:p text:style-name="P277">Emily<text:tab/>A5<text:tab/>50000.000000</text:p>
      <text:p text:style-name="P278">Cathy<text:tab/>A3<text:tab/>40000.000000</text:p>
      <text:p text:style-name="P279">Anna<text:tab/>A1<text:tab/>30000.000000</text:p>
      <text:p text:style-name="P280">Dora<text:tab/>A4<text:tab/>10000.000000</text:p>
      <text:p text:style-name="P281">Bora<text:tab/>A2<text:tab/>20000.000000</text:p>
      <text:p text:style-name="P282"/>
      <text:p text:style-name="P283">Choice:</text:p>
      <text:p text:style-name="P284"><text:tab/>1. Insert node</text:p>
      <text:p text:style-name="P285"><text:tab/>2. Delete node</text:p>
      <text:p text:style-name="P286"><text:tab/>3. Display priority queue</text:p>
      <text:p text:style-name="P287"><text:tab/>0. Exit</text:p>
      <text:p text:style-name="P288">Enter choice: 1</text:p>
      <text:p text:style-name="P289"/>
      <text:p text:style-name="P290">Enter Name <text:s text:c="2"/>: Flora</text:p>
      <text:p text:style-name="P291">Enter ID <text:s text:c="4"/>: A6</text:p>
      <text:p text:style-name="P292">Enter Salary : 60000</text:p>
      <text:p text:style-name="P293">Error(“PQueue is<text:s/>full”)</text:p>
      <text:p text:style-name="P294">Choice:</text:p>
      <text:p text:style-name="P295"><text:tab/>1. Insert node</text:p>
      <text:p text:style-name="P296"><text:tab/>2. Delete node</text:p>
      <text:p text:style-name="P297"><text:tab/>3. Display priority queue</text:p>
      <text:p text:style-name="P298"><text:tab/>0. Exit</text:p>
      <text:p text:style-name="P299">Enter choice: 2</text:p>
      <text:p text:style-name="P300"/>
      <text:p text:style-name="P301">Elements in priorityqueue:</text:p>
      <text:p text:style-name="P302">Cathy<text:tab/>A3<text:tab/>40000.000000</text:p>
      <text:p text:style-name="P303">Bora<text:tab/>A2<text:tab/>20000.000000</text:p>
      <text:p text:style-name="P304">Anna<text:tab/>A1<text:tab/>30000.000000</text:p>
      <text:p text:style-name="P305">Dora<text:tab/>A4<text:tab/>10000.000000</text:p>
      <text:p text:style-name="P306"/>
      <text:p text:style-name="P307">Choice:</text:p>
      <text:p text:style-name="P308"><text:tab/>1. Insert node</text:p>
      <text:p text:style-name="P309"><text:tab/>2. Delete<text:s/>node</text:p>
      <text:p text:style-name="P310"><text:tab/>3. Display priority queue</text:p>
      <text:p text:style-name="P311"><text:tab/>0. Exit</text:p>
      <text:p text:style-name="P312">Enter choice: 2</text:p>
      <text:p text:style-name="P313"/>
      <text:p text:style-name="P314">Elements in priorityqueue:</text:p>
      <text:p text:style-name="P315">Anna<text:tab/>A1<text:tab/>30000.000000</text:p>
      <text:p text:style-name="P316">Bora<text:tab/>A2<text:tab/>20000.000000</text:p>
      <text:p text:style-name="P317">Dora<text:tab/>A4<text:tab/>10000.000000</text:p>
      <text:p text:style-name="P318"/>
      <text:p text:style-name="P319">Choice:</text:p>
      <text:p text:style-name="P320"><text:tab/>1. Insert node</text:p>
      <text:p text:style-name="P321"><text:tab/>2. Delete node</text:p>
      <text:p text:style-name="P322"><text:tab/>3. Display priority queue</text:p>
      <text:p text:style-name="P323"><text:tab/>0. Exit</text:p>
      <text:p text:style-name="P324">Enter choice: 2</text:p>
      <text:p text:style-name="P325"/>
      <text:p text:style-name="P326">Elements in priorityqueue:</text:p>
      <text:p text:style-name="P327">Bora<text:tab/>A2<text:tab/>20000.000000</text:p>
      <text:p text:style-name="P328">Dora<text:tab/>A4<text:tab/>10000.000000</text:p>
      <text:p text:style-name="P329"/>
      <text:p text:style-name="P330">Choice:</text:p>
      <text:p text:style-name="P331"><text:tab/>1. Insert node</text:p>
      <text:p text:style-name="P332"><text:tab/>2. Delete node</text:p>
      <text:p text:style-name="P333"><text:tab/>3. Display priority queue</text:p>
      <text:p text:style-name="P334"><text:tab/>0. Exit</text:p>
      <text:p text:style-name="P335">Enter choice: 2</text:p>
      <text:p text:style-name="P336"/>
      <text:p text:style-name="P337">Elements in priorityqueue:</text:p>
      <text:p text:style-name="P338">Dora<text:tab/>A4<text:tab/>10000.000000</text:p>
      <text:p text:style-name="P339"/>
      <text:p text:style-name="P340">Choice:</text:p>
      <text:p text:style-name="P341"><text:tab/>1. Insert node</text:p>
      <text:p text:style-name="P342"><text:tab/>2. Delete node</text:p>
      <text:p text:style-name="P343"><text:tab/>3.<text:s/>Display priority queue</text:p>
      <text:p text:style-name="P344"><text:tab/>0. Exit</text:p>
      <text:p text:style-name="P345">Enter choice: 2</text:p>
      <text:p text:style-name="P346"/>
      <text:p text:style-name="P347">Elements in priorityqueue:</text:p>
      <text:p text:style-name="P348"/>
      <text:p text:style-name="P349">Choice:</text:p>
      <text:p text:style-name="P350"><text:tab/>1. Insert node</text:p>
      <text:p text:style-name="P351"><text:tab/>2. Delete node</text:p>
      <text:p text:style-name="P352"><text:tab/>3. Display priority queue</text:p>
      <text:p text:style-name="P353"><text:tab/>0. Exit</text:p>
      <text:p text:style-name="P354">Enter choice: 2</text:p>
      <text:p text:style-name="P355">Error(“PQueue is empty”)</text:p>
      <text:p text:style-name="P356">Choice:</text:p>
      <text:p text:style-name="P357"><text:tab/>1. Insert node</text:p>
      <text:p text:style-name="P358"><text:tab/>2. Delete node</text:p>
      <text:p text:style-name="P359"><text:tab/>3. Display priority<text:s/>queue</text:p>
      <text:p text:style-name="P360"><text:tab/>0. Exit</text:p>
      <text:p text:style-name="P361">Enter choice: 3</text:p>
      <text:p text:style-name="P362"/>
      <text:p text:style-name="P363">Elements in priorityqueue:</text:p>
      <text:p text:style-name="P364"/>
      <text:p text:style-name="P365">Choice:</text:p>
      <text:p text:style-name="P366"><text:tab/>1. Insert node</text:p>
      <text:p text:style-name="P367"><text:tab/>2. Delete node</text:p>
      <text:p text:style-name="P368"><text:tab/>3. Display priority queue</text:p>
      <text:p text:style-name="P369"><text:tab/>0. Exit</text:p>
      <text:p text:style-name="P370"><text:span text:style-name="T371">Enter choice: 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MT" svg:font-family="Arial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kshmi priya B</dc:creator>
    <meta:creation-date>2019-09-08T09:26:00Z</meta:creation-date>
    <dc:date>2020-06-22T04:42:00Z</dc:date>
    <meta:template xlink:href="Normal" xlink:type="simple"/>
    <meta:editing-cycles>3</meta:editing-cycles>
    <meta:editing-duration>PT540S</meta:editing-duration>
    <meta:document-statistic meta:page-count="1" meta:paragraph-count="13" meta:word-count="987" meta:character-count="6605" meta:row-count="46" meta:non-whitespace-character-count="5631"/>
  </office:meta>
</office:document-meta>
</file>